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</office:automatic-styles>
  <office:body>
    <office:text>
      <text:h text:style-name="Heading_20_1" text:outline-level="1">Memoria prácticas Robótica</text:h>
      <text:h text:style-name="Heading_20_2" text:outline-level="2">Practica 1: Introducción al sistema de control y sensores del Lego NXT</text:h>
      <text:list text:style-name="L1">
        <text:list-item>
          <text:p text:style-name="P1"><text:a xlink:type="simple" xlink:href="fichero_lego1/anguloCabeza.m" office:name=""><text:span text:style-name="Definition"><text:span text:style-name="Source_Text">anguloCabeza.m</text:span></text:span></text:a></text:p>
          <text:p text:style-name="P2"><text:s text:c="1"/>%borrar variables</text:p>
          <text:p text:style-name="P3"><text:s text:c="1"/>clear tiempo</text:p>
          <text:p text:style-name="P4"><text:s text:c="1"/>clear giro_C</text:p>
          <text:p text:style-name="P5"><text:s text:c="1"/>clear motor_A</text:p>
          <text:p text:style-name="P6"><text:s text:c="1"/>clear motor_B</text:p>
          <text:p text:style-name="P7"><text:s text:c="1"/>clear motor_C</text:p>
          <text:p text:style-name="P8"><text:s text:c="1"/>clear angulo_rad</text:p>
          <text:p text:style-name="P9"><text:s text:c="1"/>clear angulo_ref</text:p>
          <text:p text:style-name="P10"><text:s text:c="1"/>clear distancia</text:p>
          <text:p text:style-name="P11"/>
          <text:p text:style-name="P12"><text:s text:c="1"/>%declaramos motores</text:p>
          <text:p text:style-name="P13"><text:s text:c="1"/>motor_A=NXTMotor('A')</text:p>
          <text:p text:style-name="P14"><text:s text:c="1"/>motor_B=NXTMotor('B')</text:p>
          <text:p text:style-name="P15"><text:s text:c="1"/>motor_C=NXTMotor('C')</text:p>
          <text:p text:style-name="P16"/>
          <text:p text:style-name="P17"><text:s text:c="1"/>%Declaramos sensor</text:p>
          <text:p text:style-name="P18"><text:s text:c="1"/>OpenUltrasonic(SENSOR_4);</text:p>
          <text:p text:style-name="P19"/>
          <text:p text:style-name="P20"><text:s text:c="1"/>%reseteamos encoders</text:p>
          <text:p text:style-name="P21"><text:s text:c="1"/>NXT_ResetMotorPosition(0, false);</text:p>
          <text:p text:style-name="P22"><text:s text:c="1"/>NXT_ResetMotorPosition(1, false);</text:p>
          <text:p text:style-name="P23"><text:s text:c="1"/>NXT_ResetMotorPosition(2, false);</text:p>
          <text:p text:style-name="P24"/>
          <text:p text:style-name="P25"><text:s text:c="1"/>%Inicializamos variables</text:p>
          <text:p text:style-name="P26"><text:s text:c="1"/>i=1;</text:p>
          <text:p text:style-name="P27"><text:s text:c="1"/>angulo_ref(i)=0;</text:p>
          <text:p text:style-name="P28"><text:s text:c="1"/>angulo_rad(i)=0;</text:p>
          <text:p text:style-name="P29"><text:s text:c="1"/>C=NXT_GetOutputState(2);</text:p>
          <text:p text:style-name="P30"><text:s text:c="1"/>giro_C(i)=C.RotationCount;</text:p>
          <text:p text:style-name="P31"><text:s text:c="1"/>Error(i)=angulo_ref(i)-giro_C(i);</text:p>
          <text:p text:style-name="P32"><text:s text:c="1"/>distancia(i)=inf;</text:p>
          <text:p text:style-name="P33"/>
          <text:p text:style-name="P34"><text:s text:c="1"/>%iniciamos tiempo</text:p>
          <text:p text:style-name="P35"><text:s text:c="1"/>tstart=tic;</text:p>
          <text:p text:style-name="P36"><text:s text:c="1"/>tiempo(i)=toc(tstart);</text:p>
          <text:p text:style-name="P37"/>
          <text:p text:style-name="P38"><text:s text:c="1"/>%Angulo deseado</text:p>
          <text:p text:style-name="P39"><text:s text:c="1"/>%angulo_ref=90;</text:p>
          <text:p text:style-name="P40"/>
          <text:p text:style-name="P41"><text:s text:c="1"/>mapa = [];</text:p>
          <text:p text:style-name="P42"/>
          <text:p text:style-name="P43"><text:s text:c="1"/>%bucle</text:p>
          <text:p text:style-name="P44"><text:s text:c="1"/>while tiempo(i)&lt;12</text:p>
          <text:p text:style-name="P45"><text:s text:c="5"/>i=i+1;</text:p>
          <text:p text:style-name="P46"><text:s text:c="5"/>tiempo(i)=toc(tstart);</text:p>
          <text:p text:style-name="P47"><text:s text:c="5"/>%comprobar sino quitar Error en while y if</text:p>
          <text:p text:style-name="P48"><text:s text:c="5"/>angulo_ref(i)=signal(90, tiempo(i),9, 1); %Sera cambiado por signal</text:p>
          <text:p text:style-name="P49"><text:s text:c="5"/>C=NXT_GetOutputState(2);</text:p>
          <text:p text:style-name="P50"><text:s text:c="5"/>giro_C(i)=C.RotationCount;</text:p>
          <text:p text:style-name="P51"><text:s text:c="5"/>Error(i)=angulo_ref(i)-giro_C(i);</text:p>
          <text:p text:style-name="P52"/>
          <text:p text:style-name="P53"><text:s text:c="5"/>motor_C.Power=int8(0.22*Error(i));</text:p>
          <text:p text:style-name="P54"><text:s text:c="5"/>motor_C.SendToNXT();</text:p>
          <text:p text:style-name="P55"/>
          <text:p text:style-name="P56"><text:s text:c="5"/>distancia(i)=GetUltrasonic(SENSOR_4);</text:p>
          <text:p text:style-name="P57"><text:s text:c="5"/>angulo_rad(i)=(giro_C(i)/180)*pi</text:p>
          <text:p text:style-name="P58"><text:s text:c="5"/>mapa = pinta_robot(0,0,distancia(i),0,angulo_rad(i), mapa);</text:p>
          <text:p text:style-name="P59"><text:s text:c="1"/>end</text:p>
          <text:p text:style-name="P60"><text:s text:c="1"/>motor_C.Stop('off');</text:p>
          <text:p text:style-name="P61"><text:s text:c="1"/>figure</text:p>
          <text:p text:style-name="P62"><text:s text:c="1"/>plot (tiempo,angulo_ref(1,:),tiempo,giro_C(1,:));</text:p>
          <text:p text:style-name="P63"><text:s text:c="1"/>figure</text:p>
          <text:p text:style-name="P64"><text:s text:c="1"/>plot(tiempo,distancia(1,:));</text:p>
          <text:p text:style-name="P65"><text:s text:c="1"/>drawnow</text:p>
          <text:p text:style-name="P66"/>
          <text:p text:style-name="P67"><text:s text:c="1"/>%Desactivamos sensor</text:p>
          <text:p text:style-name="P68"><text:s text:c="1"/>CloseSensor(SENSOR_4)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